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ヒラギノ丸ゴ Pro W4" svg:font-family="'ヒラギノ丸ゴ Pro W4'"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style:text-properties fo:font-weight="bold"/>
    </style:style>
    <style:style style:name="P3" style:family="paragraph" style:parent-style-name="OOoFooter" style:master-page-name="">
      <style:paragraph-properties style:page-number="auto" fo:background-color="transparent" fo:keep-with-next="auto">
        <style:background-image/>
      </style:paragraph-properties>
    </style:style>
    <style:style style:name="P4" style:family="paragraph" style:parent-style-name="OOoFooter">
      <style:paragraph-properties fo:text-align="end" style:justify-single-word="false"/>
    </style:style>
    <style:style style:name="P5" style:family="paragraph" style:parent-style-name="OOoFooter">
      <style:paragraph-properties>
        <style:tab-stops>
          <style:tab-stop style:position="12.928cm" style:type="center"/>
          <style:tab-stop style:position="25.7cm" style:type="right"/>
        </style:tab-stops>
      </style:paragraph-properties>
    </style:style>
    <style:style style:name="P6" style:family="paragraph" style:parent-style-name="OOoTextBody">
      <style:text-properties style:font-name="Arial1" fo:font-size="16pt" fo:font-weight="bold"/>
    </style:style>
    <style:style style:name="P7" style:family="paragraph" style:parent-style-name="OOoTextBody">
      <style:text-properties fo:font-weight="bold"/>
    </style:style>
    <style:style style:name="P8" style:family="paragraph" style:parent-style-name="OOoTextBody">
      <style:text-properties fo:font-variant="normal" fo:text-transform="none" fo:color="#000000" style:font-name="ヒラギノ丸ゴ Pro W4" fo:font-size="11pt" fo:letter-spacing="normal" style:font-name-asian="ヒラギノ丸ゴ Pro W4" style:font-size-asian="11pt" style:font-size-complex="11pt"/>
    </style:style>
    <style:style style:name="P9" style:family="paragraph" style:parent-style-name="OOoTextBody">
      <style:text-properties style:font-name="ヒラギノ丸ゴ Pro W4" fo:font-size="11pt" fo:language="en" fo:country="US" fo:background-color="transparent" style:font-name-asian="ヒラギノ丸ゴ Pro W4" style:font-size-asian="11pt" style:language-asian="ja" style:country-asian="JP" style:font-size-complex="11pt"/>
    </style:style>
    <style:style style:name="P10" style:family="paragraph" style:parent-style-name="Text_20_body">
      <style:text-properties fo:font-variant="normal" fo:text-transform="none" fo:color="#000000" style:font-name="ヒラギノ丸ゴ Pro W4" fo:font-size="11pt" fo:letter-spacing="normal" style:font-name-asian="ヒラギノ丸ゴ Pro W4" style:font-size-asian="11pt" style:font-size-complex="11pt"/>
    </style:style>
    <style:style style:name="P11" style:family="paragraph" style:parent-style-name="Text_20_body">
      <style:text-properties fo:font-variant="normal" fo:text-transform="none" fo:color="#000000" style:font-name="ヒラギノ丸ゴ Pro W4" fo:font-size="11pt" fo:letter-spacing="normal" fo:font-style="normal" fo:font-weight="normal" style:font-name-asian="ヒラギノ丸ゴ Pro W4" style:font-size-asian="11pt" style:font-style-asian="normal" style:font-weight-asian="normal" style:font-size-complex="11pt" style:font-style-complex="normal" style:font-weight-complex="normal"/>
    </style:style>
    <style:style style:name="P12"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style:font-name-asian="ヒラギノ丸ゴ Pro W4" style:font-size-asian="11pt" style:font-size-complex="11pt"/>
    </style:style>
    <style:style style:name="P13"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style:font-name-asian="ヒラギノ丸ゴ Pro W4" style:font-size-asian="11pt" style:font-style-asian="normal" style:font-weight-asian="normal" style:font-size-complex="11pt"/>
    </style:style>
    <style:style style:name="P14" style:family="paragraph" style:parent-style-name="Text_20_body">
      <style:paragraph-properties fo:margin-left="0cm" fo:margin-right="0cm" style:line-height-at-least="0.423cm" fo:orphans="2" fo:widows="2" fo:text-indent="0cm" style:auto-text-indent="false"/>
      <style:text-properties style:font-name="ヒラギノ丸ゴ Pro W4" fo:font-size="11pt" style:font-name-asian="ヒラギノ丸ゴ Pro W4" style:font-size-asian="11pt" style:font-size-complex="11pt"/>
    </style:style>
    <style:style style:name="P15" style:family="paragraph" style:parent-style-name="Standard">
      <style:text-properties fo:font-variant="normal" fo:text-transform="none" fo:color="#000000" style:font-name="ヒラギノ丸ゴ Pro W4" fo:font-size="11pt" fo:letter-spacing="normal" fo:language="en" fo:country="US" fo:background-color="transparent" style:font-name-asian="ヒラギノ丸ゴ Pro W4" style:font-size-asian="11pt" style:font-size-complex="11pt"/>
    </style:style>
    <style:style style:name="P16" style:family="paragraph" style:parent-style-name="Standard">
      <style:text-properties style:font-name="ヒラギノ丸ゴ Pro W4" fo:font-size="11pt" fo:font-style="normal" fo:font-weight="normal" style:font-name-asian="ヒラギノ丸ゴ Pro W4" style:font-size-asian="11pt" style:language-asian="ja" style:country-asian="JP" style:font-style-asian="normal" style:font-weight-asian="normal" style:font-size-complex="11pt" style:font-style-complex="normal" style:font-weight-complex="normal"/>
    </style:style>
    <style:style style:name="P17" style:family="paragraph" style:parent-style-name="OOoContents_20_1">
      <style:paragraph-properties>
        <style:tab-stops>
          <style:tab-stop style:position="16.999cm" style:type="right" style:leader-style="dotted" style:leader-text="."/>
        </style:tab-stops>
      </style:paragraph-properties>
    </style:style>
    <style:style style:name="P18" style:family="paragraph" style:parent-style-name="OOoContents_20_2">
      <style:paragraph-properties>
        <style:tab-stops>
          <style:tab-stop style:position="16.499cm" style:type="right" style:leader-style="dotted" style:leader-text="."/>
        </style:tab-stops>
      </style:paragraph-properties>
    </style:style>
    <style:style style:name="P19" style:family="paragraph" style:parent-style-name="OOoHeading_20_1" style:master-page-name="Standard">
      <style:paragraph-properties style:page-number="auto"/>
      <style:text-properties style:font-name="ヒラギノ丸ゴ Pro W4" fo:font-size="15pt" fo:font-weight="bold" style:font-name-asian="ヒラギノ丸ゴ Pro W4" style:font-size-asian="15pt" style:font-size-complex="15pt"/>
    </style:style>
    <style:style style:name="P20" style:family="paragraph" style:parent-style-name="OOoHeading_20_2">
      <style:text-properties style:font-name="ヒラギノ丸ゴ Pro W4" fo:font-size="14pt" fo:font-weight="bold" style:font-name-asian="ヒラギノ丸ゴ Pro W4" style:font-size-asian="14pt" style:language-asian="ja" style:country-asian="JP" style:font-weight-asian="bold" style:font-size-complex="14pt" style:font-weight-complex="bold"/>
    </style:style>
    <style:style style:name="P21" style:family="paragraph" style:parent-style-name="OOoTextBody" style:list-style-name="L1">
      <style:text-properties style:font-name="ヒラギノ丸ゴ Pro W4" fo:font-size="11pt" fo:font-style="normal" fo:font-weight="normal" style:font-name-asian="ヒラギノ丸ゴ Pro W4" style:font-size-asian="11pt" style:font-style-asian="normal" style:font-weight-asian="normal" style:font-size-complex="11pt" style:font-style-complex="normal" style:font-weight-complex="normal"/>
    </style:style>
    <style:style style:name="P22" style:family="paragraph" style:parent-style-name="OOoTextBody" style:list-style-name="L2">
      <style:text-properties style:font-name="ヒラギノ丸ゴ Pro W4" fo:font-size="11pt" fo:font-style="normal" fo:font-weight="normal" style:font-name-asian="ヒラギノ丸ゴ Pro W4" style:font-size-asian="11pt" style:language-asian="ja" style:country-asian="JP" style:font-style-asian="normal" style:font-weight-asian="normal" style:font-size-complex="11pt" style:font-style-complex="normal" style:font-weight-complex="normal"/>
    </style:style>
    <style:style style:name="P23" style:family="paragraph" style:parent-style-name="OOoTextBody" style:list-style-name="L3">
      <style:text-properties fo:font-variant="normal" fo:text-transform="none" fo:color="#000000" style:font-name="ヒラギノ丸ゴ Pro W4" fo:font-size="11pt" fo:letter-spacing="normal" fo:font-style="normal" fo:font-weight="normal" style:font-name-asian="ヒラギノ丸ゴ Pro W4" style:font-size-asian="11pt" style:font-style-asian="normal" style:font-weight-asian="normal" style:font-size-complex="11pt" style:font-style-complex="normal" style:font-weight-complex="normal"/>
    </style:style>
    <style:style style:name="P24" style:family="paragraph" style:parent-style-name="OOoTextBody" style:list-style-name="L3">
      <style:text-properties fo:font-variant="normal" fo:text-transform="none" fo:color="#000000" style:font-name="ヒラギノ丸ゴ Pro W4" fo:font-size="11pt" fo:letter-spacing="normal" fo:font-style="normal" fo:font-weight="normal" style:font-name-asian="ヒラギノ丸ゴ Pro W4" style:font-size-asian="11pt" style:language-asian="ja" style:country-asian="JP" style:font-style-asian="normal" style:font-weight-asian="normal" style:font-size-complex="11pt" style:font-style-complex="normal" style:font-weight-complex="normal"/>
    </style:style>
    <style:style style:name="P25" style:family="paragraph" style:parent-style-name="OOoTextBody" style:list-style-name="L4">
      <style:text-properties fo:font-variant="normal" fo:text-transform="none" fo:color="#000000" style:font-name="ヒラギノ丸ゴ Pro W4" fo:font-size="11pt" fo:letter-spacing="normal" style:font-name-asian="ヒラギノ丸ゴ Pro W4" style:font-size-asian="11pt" style:font-size-complex="11pt"/>
    </style:style>
    <style:style style:name="T1" style:family="text">
      <style:text-properties fo:background-color="transparent"/>
    </style:style>
    <style:style style:name="T2" style:family="text">
      <style:text-properties fo:color="#0000ff"/>
    </style:style>
    <style:style style:name="T3" style:family="text">
      <style:text-properties fo:font-size="10pt" style:font-size-asian="10pt" style:font-size-complex="10pt"/>
    </style:style>
    <style:style style:name="T4" style:family="text">
      <style:text-properties style:language-asian="ja" style:country-asian="JP"/>
    </style:style>
    <style:style style:name="T5" style:family="text">
      <style:text-properties style:language-asian="ja" style:country-asian="JP" style:font-style-asian="normal" style:font-weight-asian="normal"/>
    </style:style>
    <style:style style:name="T6" style:family="text">
      <style:text-properties fo:font-style="normal" fo:font-weight="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style:language-asian="ja" style:country-asian="JP"/>
    </style:style>
    <style:style style:name="T9" style:family="text">
      <style:text-properties style:font-style-asian="normal" style:font-weight-asian="normal"/>
    </style:style>
    <style:style style:name="T10" style:family="text">
      <style:text-properties fo:font-variant="normal" fo:text-transform="none" fo:color="#000000" fo:letter-spacing="normal" fo:font-style="normal" fo:font-weight="normal"/>
    </style:style>
    <style:style style:name="T11" style:family="text">
      <style:text-properties fo:font-variant="normal" fo:text-transform="none" fo:color="#000000" fo:letter-spacing="normal" style:font-style-asian="normal" style:font-weight-asian="normal"/>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able of Contents1">
        <text:h text:style-name="P19" text:outline-level="1"><text:bookmark-start text:name="__RefHeading__151_1389380012"/>Eeschema<text:span text:style-name="T4">入門</text:span><text:bookmark-end text:name="__RefHeading__151_1389380012"/></text:h>
        <text:p text:style-name="P7"/>
        <text:p text:style-name="P7"/>
        <text:table-of-content text:style-name="Sect2" text:protected="true" text:name="Table of Contents2">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2_Head">
              <text:p text:style-name="OOoToCHead">目次</text:p>
            </text:index-title>
            <text:p text:style-name="P17"><text:a xlink:type="simple" xlink:href="#__RefHeading__151_1389380012" text:style-name="Internet_20_link" text:visited-style-name="Internet_20_link">1 - Eeschema入門<text:tab/>1</text:a></text:p>
            <text:p text:style-name="P18"><text:a xlink:type="simple" xlink:href="#__RefHeading__27830_1255028942" text:style-name="Internet_20_link" text:visited-style-name="Internet_20_link">1.1 - 説明<text:tab/>1</text:a></text:p>
            <text:p text:style-name="P18"><text:a xlink:type="simple" xlink:href="#__RefHeading__27832_1255028942" text:style-name="Internet_20_link" text:visited-style-name="Internet_20_link">1.2 - 技術的概要<text:tab/>2</text:a></text:p>
          </text:index-body>
        </text:table-of-content>
        <text:p text:style-name="P6"/>
        <text:p text:style-name="OOoTextBody"><text:bookmark-start text:name="__RefHeading__27828_1255028942"/><text:bookmark-end text:name="__RefHeading__27828_1255028942"/></text:p>
      </text:section>
      <text:h text:style-name="P20" text:outline-level="2"><text:bookmark-start text:name="__RefHeading__27830_1255028942"/>説明<text:bookmark-end text:name="__RefHeading__27830_1255028942"/></text:h>
      <text:p text:style-name="P8"><text:span text:style-name="T7">　Eeschemaは，KiCadの一部として配布されている強力な回路図エディターソフトウェアであり，次のオペレーティングシステムの下で利用可能です．:Eeschemaは，KiCadの一部として配布されている強力な回路図エディターソフトウェアであり，次のオペレーティングシステムの下で利用可能です．:</text:span></text:p>
      <text:list xml:id="list728499929" text:style-name="L1">
        <text:list-item>
          <text:p text:style-name="P21">Linux.</text:p>
        </text:list-item>
        <text:list-item>
          <text:p text:style-name="P21">Apple OS X （<text:span text:style-name="T4">実験版</text:span>）.</text:p>
        </text:list-item>
        <text:list-item>
          <text:p text:style-name="P21">Windows <text:span text:style-name="T1">XP, Windows </text:span>2000, Windows 7.</text:p>
        </text:list-item>
      </text:list>
      <text:p text:style-name="P10"><text:span text:style-name="T7">　OSに関係なく，すべてのEeschemaファイルは一方のOSから他方のものへ100％互換性があります．</text:span></text:p>
      <text:p text:style-name="P12"><text:span text:style-name="T6">　Eeschema</text:span><text:span text:style-name="T9">は，図面，コントロール，レイアウト，ライブラリー管理および，</text:span><text:span text:style-name="T6">PCB</text:span><text:span text:style-name="T9">設計ソフトウェアへのアクセスといったすべての機能が</text:span><text:span text:style-name="T6">Eeschema</text:span><text:span text:style-name="T9">内で実行される統合ソフトウェアです．</text:span><text:span text:style-name="T6">Eeschema</text:span><text:span text:style-name="T9">は，複数のシートにわたる回路図を使用して，階層的な図面を使用することができます．</text:span></text:p>
      <text:p text:style-name="P14"><text:span text:style-name="T10">　Eeschema </text:span><text:span text:style-name="T11">は，以下の階層を扱うことができます</text:span><text:span text:style-name="T10">:</text:span></text:p>
      <text:list xml:id="list2097121815" text:style-name="L2">
        <text:list-item>
          <text:p text:style-name="P22">フラットな階層</text:p>
        </text:list-item>
        <text:list-item>
          <text:p text:style-name="P22">単一の階層</text:p>
        </text:list-item>
        <text:list-item>
          <text:p text:style-name="P22">複雑な階層</text:p>
        </text:list-item>
      </text:list>
      <text:p text:style-name="P11"><text:span text:style-name="T4">　Eeschemaは，PCBの電気的接続を記述するネットリストファイルを提供することが可能な，PcbNewのようなプリント回路ソフトウェアとともに動作するように作成されています．</text:span></text:p>
      <text:p text:style-name="P12"><text:span text:style-name="T6">　Eeschema</text:span><text:span text:style-name="T9">は，またコンポーネント（マクロ）をシンボルライブラリと同様に，作成したり，編集したり，可視化したり</text:span><text:span text:style-name="T6">（</text:span><text:span text:style-name="T9">インポート，エクスポート，ライブラリコンポーネントへの追加と削除も</text:span><text:span text:style-name="T6">）</text:span><text:span text:style-name="T9">することが可能なコンポーネントエディタを組み込んでいます．</text:span></text:p>
      <text:p text:style-name="P14"><text:span text:style-name="T10">　Eeschema</text:span><text:span text:style-name="T11">は，現代の回路図エディタソフトに必要不可欠な機能だけでなく，以下の追加機能を組み込んでいます．：</text:span></text:p>
      <text:p text:style-name="P16"/>
      <text:list xml:id="list680333153" text:style-name="L3">
        <text:list-item>
          <text:p text:style-name="P23">自動的な，未接続の入力コンポーネントと誤接続のデザインルールチェック （DRC）．</text:p>
        </text:list-item>
        <text:list-item>
          <text:p text:style-name="P23"><text:span text:style-name="T4">POSTSCRIPT あるいは HPGL フォーマットでのレイアウトファイルの生成．</text:span></text:p>
        </text:list-item>
        <text:list-item>
          <text:p text:style-name="P24">ローカルのプリンタでプリント可能なレイアウトファイルの生成．</text:p>
        </text:list-item>
        <text:list-item>
          <text:p text:style-name="P24">部品表（BOMシート）の生成．</text:p>
        </text:list-item>
        <text:list-item>
          <text:p text:style-name="P23"><text:span text:style-name="T4">PCBレイアウト，シミュレーション用のネットリストの生成．</text:span></text:p>
        </text:list-item>
      </text:list>
      <text:h text:style-name="P20" text:outline-level="2"><text:bookmark-start text:name="__RefHeading__27832_1255028942"/><text:soft-page-break/>技術的概要<text:bookmark-end text:name="__RefHeading__27832_1255028942"/></text:h>
      <text:p text:style-name="P12"><text:span text:style-name="T8">　Eeschema</text:span><text:span text:style-name="T5">は，コンピュータで利用可能なメモリの大きさにのみ制限をうけ，コンポーネント端子や接続，シートの数といった部品数の明示的な制限はありません． </text:span><text:span text:style-name="T8">Eeschema</text:span><text:span text:style-name="T5">は，単一，あるいは複数シートにわたる回路図の使用が可能です．</text:span></text:p>
      <text:p text:style-name="P13">　複数シートにわたる図の場合，その表現は階層的であり，いつでも各シートへアクセスできます．</text:p>
      <text:p text:style-name="P14"><text:span text:style-name="T10"><text:line-break/>　Eeschema </text:span><text:span text:style-name="T11">は，次のタイプの複数のシートにわたる回路図を使うことができます</text:span><text:span text:style-name="T10">:</text:span></text:p>
      <text:list xml:id="list2159452502" text:style-name="L4">
        <text:list-item>
          <text:p text:style-name="P25"><text:span text:style-name="T9">単一の階層 </text:span><text:span text:style-name="T6">（</text:span><text:span text:style-name="T9">各図が一度だけ使用される</text:span><text:span text:style-name="T6">）</text:span><text:span text:style-name="T9">．</text:span></text:p>
        </text:list-item>
        <text:list-item>
          <text:p text:style-name="P25"><text:span text:style-name="T9">複雑な階層 </text:span><text:span text:style-name="T6">（</text:span><text:span text:style-name="T9">いくつかの図は，一度以上の複数回使用される</text:span><text:span text:style-name="T6">）</text:span></text:p>
        </text:list-item>
        <text:list-item>
          <text:p text:style-name="P25"><text:span text:style-name="T9">フラットな階層 </text:span><text:span text:style-name="T6">（</text:span><text:span text:style-name="T9">マスター図面の中，いくつかの図面は明示的に接続されない</text:span><text:span text:style-name="T6">）</text:span><text:span text:style-name="T9">．</text:span></text:p>
        </text:list-item>
      </text:list>
      <text:p text:style-name="P15"><text:span text:style-name="T9">　図面の大きさは，いつでも</text:span><text:span text:style-name="T6">A4</text:span><text:span text:style-name="T9">サイズから</text:span><text:span text:style-name="T6">A0</text:span><text:span text:style-name="T9">，あるいは</text:span><text:span text:style-name="T6">A</text:span><text:span text:style-name="T9">サイズ</text:span><text:span text:style-name="T6">（ANSI）</text:span><text:span text:style-name="T9">から</text:span><text:span text:style-name="T6">E</text:span><text:span text:style-name="T9">サイズに調整することができます．</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Arial1" svg:font-family="Aria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ヒラギノ丸ゴ Pro W4" svg:font-family="'ヒラギノ丸ゴ Pro W4'"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style:contextual-spacing="false"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100%"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1" style:family="paragraph" style:parent-style-name="Standard" style:class="text" style:master-page-name="">
      <style:paragraph-properties fo:margin="100%" fo:margin-left="0.026cm" fo:margin-right="0cm" fo:margin-top="0.4cm" fo:margin-bottom="0.199cm" style:contextual-spacing="false"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style:contextual-spacing="false"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style:contextual-spacing="false"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style:contextual-spacing="false"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margin-top="0cm" fo:margin-bottom="0cm" style:contextual-spacing="false"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style:contextual-spacing="false"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100%"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100%"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100%"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style:style>
    <style:style style:name="OOoTextBodyIndent" style:family="paragraph" style:parent-style-name="OOoTextBody">
      <style:paragraph-properties fo:margin="100%"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margin-top="0cm" fo:margin-bottom="0cm" style:contextual-spacing="false" fo:text-indent="0cm" style:auto-text-indent="false"/>
    </style:style>
    <style:style style:name="OOoCoverNotice" style:family="paragraph" style:parent-style-name="OOoTextBody">
      <style:paragraph-properties fo:margin="100%"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Endnote_20_Symbol" style:display-name="Endnote Symbol" style:family="text"/>
    <style:style style:name="Page_20_Number" style:display-name="Page Number" style:family="text">
      <style:text-properties style:font-name="Liberation Sans"/>
    </style:style>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cm" fo:margin-bottom="0cm" style:contextual-spacing="false"/>
      <style:text-properties fo:font-weight="bold"/>
    </style:style>
    <style:style style:name="MP2" style:family="paragraph" style:parent-style-name="Text_20_body">
      <style:paragraph-properties fo:margin-top="0cm" fo:margin-bottom="0cm" style:contextual-spacing="false"/>
    </style:style>
    <style:style style:name="MP3" style:family="paragraph" style:parent-style-name="OOoFooter" style:master-page-name="">
      <style:paragraph-properties style:page-number="auto" fo:background-color="transparent" fo:keep-with-next="auto">
        <style:background-image/>
      </style:paragraph-properties>
    </style:style>
    <style:style style:name="MP4" style:family="paragraph" style:parent-style-name="OOoFooter">
      <style:paragraph-properties fo:text-align="end" style:justify-single-word="false"/>
    </style:style>
    <style:style style:name="MP5"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background-color="transparent"/>
    </style:style>
    <style:style style:name="MT2" style:family="text">
      <style:text-properties fo:color="#0000ff"/>
    </style:style>
    <style:style style:name="MT3"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3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21cm"/>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HTML" style:page-layout-name="Mpm2">
      <style:header>
        <text:p text:style-name="MP1"><text:span text:style-name="MT1">Eeschema</text:span>: Presentation</text:p>
        <text:p text:style-name="Text_20_body"/>
      </style:header>
      <style:footer>
        <text:p text:style-name="MP2"><text:span text:style-name="MT2">Presentation Page 1 -</text:span> <text:page-number text:select-page="current"/></text:p>
      </style:footer>
    </style:master-page>
    <style:master-page style:name="Endnote" style:page-layout-name="Mpm3"/>
    <style:master-page style:name="OOoPageStyle" style:page-layout-name="Mpm4">
      <style:footer>
        <text:p text:style-name="MP3"><text:chapter text:display="name" text:outline-level="1"/><text:tab/><text:page-number text:select-page="current"/></text:p>
      </style:footer>
      <style:footer-left>
        <text:p text:style-name="OOoFooter"><text:page-number text:select-page="current"/><text:tab/><text:title>Eeschema, chap1: Presentation</text:title></text:p>
      </style:footer-left>
    </style:master-page>
    <style:master-page style:name="OOoFirstPage" style:page-layout-name="Mpm5" style:next-style-name="OOoCopyright"/>
    <style:master-page style:name="OOoCopyright" style:page-layout-name="Mpm6" style:next-style-name="OOoFrontMatter">
      <style:footer>
        <text:p text:style-name="MP4"><text:span text:style-name="MT3">Documentation for LibreOffice is available at </text:span><text:a xlink:type="simple" xlink:href="http://www.libreoffice.org/"><text:span text:style-name="Internet_20_link"><text:span text:style-name="MT3">www.libreoffice.org</text:span></text:span></text:a></text:p>
      </style:footer>
    </style:master-page>
    <style:master-page style:name="OOoFrontMatter" style:page-layout-name="Mpm7">
      <style:footer>
        <text:p text:style-name="OOoFooter"><text:title>Eeschema, chap1: Presentation</text:title><text:tab/><text:page-number text:select-page="current"/></text:p>
      </style:footer>
      <style:footer-left>
        <text:p text:style-name="OOoFooter"><text:page-number text:select-page="current"/><text:tab/><text:title>Eeschema, chap1: Presentation</text:title></text:p>
      </style:footer-left>
    </style:master-page>
    <style:master-page style:name="OOoOneColumn" style:page-layout-name="Mpm8">
      <style:footer>
        <text:p text:style-name="MP5"><text:title>Eeschema, chap1: Presentation</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e29a214-2bbed72-0621de6-a97528c-8f066d</meta:generator>
    <dc:title>Eeschema, chap1: Presentation</dc:title>
    <meta:creation-date>2012-06-20T19:32:46.84</meta:creation-date>
    <dc:language>fr-FR</dc:language>
    <meta:editing-cycles>8</meta:editing-cycles>
    <meta:editing-duration>PT32M9S</meta:editing-duration>
    <dc:date>2013-02-18T00:39:21</dc:date>
    <meta:document-statistic meta:table-count="0" meta:image-count="0" meta:object-count="0" meta:page-count="2" meta:paragraph-count="40" meta:word-count="1097" meta:character-count="1547" meta:non-whitespace-character-count="1469"/>
    <meta:user-defined meta:name="Info 1"/>
    <meta:user-defined meta:name="Info 2"/>
    <meta:user-defined meta:name="Info 3"/>
    <meta:user-defined meta:name="Info 4"/>
  </office:meta>
</office:document-meta>
</file>